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372DFADD063DC3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7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8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9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0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1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2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3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34ac6"/>
    </style:style>
    <style:style style:name="P14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5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6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7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fa9fc"/>
    </style:style>
    <style:style style:name="P18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9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20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21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22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3" style:family="paragraph" style:parent-style-name="Heading_20_1">
      <style:paragraph-properties fo:line-height="110%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205435"/>
    </style:style>
    <style:style style:name="T6" style:family="text">
      <style:text-properties officeooo:rsid="000773a3"/>
    </style:style>
    <style:style style:name="T7" style:family="text">
      <style:text-properties officeooo:rsid="002a2fad"/>
    </style:style>
    <style:style style:name="T8" style:family="text">
      <style:text-properties officeooo:rsid="0010c07c"/>
    </style:style>
    <style:style style:name="T9" style:family="text">
      <style:text-properties fo:font-weight="bold" officeooo:rsid="0010c07c" style:font-weight-asian="bold" style:font-weight-complex="bold"/>
    </style:style>
    <style:style style:name="T10" style:family="text">
      <style:text-properties fo:font-weight="normal" officeooo:rsid="0010c07c" style:font-weight-asian="normal" style:font-weight-complex="normal"/>
    </style:style>
    <style:style style:name="T11" style:family="text">
      <style:text-properties fo:font-weight="normal" officeooo:rsid="00167aa8" style:font-weight-asian="normal" style:font-weight-complex="normal"/>
    </style:style>
    <style:style style:name="T12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4" style:family="text">
      <style:text-properties officeooo:rsid="001135ca"/>
    </style:style>
    <style:style style:name="T15" style:family="text">
      <style:text-properties officeooo:rsid="001c643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4c4c4c"/>
    </style:style>
    <style:style style:name="T18" style:family="text">
      <style:text-properties fo:color="#4c4c4c" style:font-name="Times New Roman2"/>
    </style:style>
    <style:style style:name="T19" style:family="text">
      <style:text-properties fo:color="#4c4c4c" style:font-name="Times New Roman2" officeooo:rsid="002be605"/>
    </style:style>
    <style:style style:name="T20" style:family="text">
      <style:text-properties fo:color="#4c4c4c" officeooo:rsid="0023de15"/>
    </style:style>
    <style:style style:name="T21" style:family="text">
      <style:text-properties fo:color="#4c4c4c" officeooo:rsid="001b802b"/>
    </style:style>
    <style:style style:name="T22" style:family="text">
      <style:text-properties fo:color="#4c4c4c" officeooo:rsid="003cc0bf"/>
    </style:style>
    <style:style style:name="T23" style:family="text">
      <style:text-properties fo:color="#4c4c4c" officeooo:rsid="003fa6f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0377e" style:font-weight-asian="bold" style:font-weight-complex="bold"/>
    </style:style>
    <style:style style:name="T26" style:family="text">
      <style:text-properties fo:font-weight="bold" officeooo:rsid="0010c07c" style:font-weight-asian="bold" style:font-weight-complex="bold"/>
    </style:style>
    <style:style style:name="T27" style:family="text">
      <style:text-properties fo:font-weight="bold" officeooo:rsid="002122b2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0377e" style:font-weight-asian="normal" style:font-weight-complex="normal"/>
    </style:style>
    <style:style style:name="T30" style:family="text">
      <style:text-properties fo:font-weight="normal" officeooo:rsid="0010c07c" style:font-weight-asian="normal" style:font-weight-complex="normal"/>
    </style:style>
    <style:style style:name="T31" style:family="text">
      <style:text-properties fo:font-weight="normal" officeooo:rsid="00167aa8" style:font-weight-asian="normal" style:font-weight-complex="normal"/>
    </style:style>
    <style:style style:name="T32" style:family="text">
      <style:text-properties officeooo:rsid="00167aa8"/>
    </style:style>
    <style:style style:name="T33" style:family="text">
      <style:text-properties officeooo:rsid="002122b2"/>
    </style:style>
    <style:style style:name="T34" style:family="text">
      <style:text-properties officeooo:rsid="00205435"/>
    </style:style>
    <style:style style:name="T35" style:family="text">
      <style:text-properties officeooo:rsid="000773a3"/>
    </style:style>
    <style:style style:name="T36" style:family="text">
      <style:text-properties officeooo:rsid="002a2fad"/>
    </style:style>
    <style:style style:name="T37" style:family="text">
      <style:text-properties officeooo:rsid="0010c07c"/>
    </style:style>
    <style:style style:name="T38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1135ca"/>
    </style:style>
    <style:style style:name="T42" style:family="text">
      <style:text-properties officeooo:rsid="001c643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0773a3" style:font-style-asian="normal" style:font-style-complex="normal"/>
    </style:style>
    <style:style style:name="T45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49" style:family="text">
      <style:text-properties officeooo:rsid="000dd52f"/>
    </style:style>
    <style:style style:name="T50" style:family="text">
      <style:text-properties officeooo:rsid="000e67c4"/>
    </style:style>
    <style:style style:name="T51" style:family="text">
      <style:text-properties officeooo:rsid="000f9681"/>
    </style:style>
    <style:style style:name="T52" style:family="text">
      <style:text-properties officeooo:rsid="00115952"/>
    </style:style>
    <style:style style:name="T53" style:family="text">
      <style:text-properties officeooo:rsid="0017e2f7"/>
    </style:style>
    <style:style style:name="T54" style:family="text">
      <style:text-properties officeooo:rsid="001ccb36"/>
    </style:style>
    <style:style style:name="T55" style:family="text">
      <style:text-properties officeooo:rsid="001d9ce8"/>
    </style:style>
    <style:style style:name="T56" style:family="text">
      <style:text-properties style:font-name="Times New Roman1" fo:font-size="12pt" fo:font-weight="normal" style:font-weight-asian="normal" style:font-weight-complex="normal"/>
    </style:style>
    <style:style style:name="T57" style:family="text">
      <style:text-properties officeooo:rsid="00290314"/>
    </style:style>
    <style:style style:name="T58" style:family="text">
      <style:text-properties officeooo:rsid="000e8e9d"/>
    </style:style>
    <style:style style:name="T59" style:family="text">
      <style:text-properties officeooo:rsid="00304761"/>
    </style:style>
    <style:style style:name="T60" style:family="text">
      <style:text-properties officeooo:rsid="0012912f"/>
    </style:style>
    <style:style style:name="T61" style:family="text">
      <style:text-properties officeooo:rsid="0032f31b"/>
    </style:style>
    <style:style style:name="T62" style:family="text">
      <style:text-properties officeooo:rsid="003fa9f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345900328" text:id="ct345900328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345900568" text:id="ct345900568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165409424" text:id="ct165409424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65407504" text:id="ct165407504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65412080" text:id="ct16541208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64661096" text:id="ct164661096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350367672" text:id="ct35036767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50367792" text:id="ct350367792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350367912" text:id="ct35036791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50368032" text:id="ct350368032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350368152" text:id="ct35036815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50368272" text:id="ct350368272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50368392" text:id="ct35036839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50368512" text:id="ct350368512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350368632" text:id="ct35036863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50368752" text:id="ct350368752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50368992" text:id="ct35036899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50369112" text:id="ct350369112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350369232" text:id="ct35036923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50369352" text:id="ct350369352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350369472" text:id="ct35036947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50369592" text:id="ct350369592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350369712" text:id="ct35036971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50369832" text:id="ct35036983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50369952" text:id="ct350369952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350368872" text:id="ct35036887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50370072" text:id="ct350370072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350370192" text:id="ct35037019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50370312" text:id="ct350370312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350370432" text:id="ct35037043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50370672" text:id="ct350370672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350370792" text:id="ct35037079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50371032" text:id="ct350371032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350370912" text:id="ct350370912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350371152" text:id="ct350371152">
          <text:insertion>
            <office:change-info>
              <dc:creator>Wiebke Oeltjen</dc:creator>
              <dc:date>2018-10-02T19:14:00</dc:date>
            </office:change-info>
          </text:insertion>
        </text:changed-region>
        <text:changed-region xml:id="ct350371392" text:id="ct350371392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350371272" text:id="ct350371272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350371512" text:id="ct350371512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350371632" text:id="ct350371632">
          <text:deletion>
            <office:change-info>
              <dc:creator>Wiebke Oeltjen</dc:creator>
              <dc:date>2017-07-13T17:19:00</dc:date>
            </office:change-info>
            <text:p text:style-name="P3"><text:s/></text:p>
          </text:deletion>
        </text:changed-region>
        <text:changed-region xml:id="ct350371752" text:id="ct350371752">
          <text:insertion>
            <office:change-info>
              <dc:creator>Wiebke Oeltjen</dc:creator>
              <dc:date>2017-07-13T17:20:00</dc:date>
            </office:change-info>
          </text:insertion>
        </text:changed-region>
        <text:changed-region xml:id="ct350371872" text:id="ct350371872">
          <text:insertion>
            <office:change-info>
              <dc:creator>Wiebke Oeltjen</dc:creator>
              <dc:date>2018-10-02T19:16:00</dc:date>
            </office:change-info>
          </text:insertion>
        </text:changed-region>
        <text:changed-region xml:id="ct350371992" text:id="ct350371992">
          <text:insertion>
            <office:change-info>
              <dc:creator>Wiebke Oeltjen</dc:creator>
              <dc:date>2017-07-13T17:19:00</dc:date>
            </office:change-info>
          </text:insertion>
        </text:changed-region>
        <text:changed-region xml:id="ct423786984" text:id="ct423786984">
          <text:deletion>
            <office:change-info>
              <dc:creator>Wiebke Oeltjen</dc:creator>
              <dc:date>2019-01-24T12:01:00</dc:date>
            </office:change-info>
            <text:p text:style-name="P2"><text:span text:style-name="T6">201</text:span></text:p>
          </text:deletion>
        </text:changed-region>
        <text:changed-region xml:id="ct423786264" text:id="ct423786264">
          <text:deletion>
            <office:change-info>
              <dc:creator>Unbekannter Autor</dc:creator>
              <dc:date>2016-02-25T17:23:00</dc:date>
            </office:change-info>
            <text:p text:style-name="P2"><text:span text:style-name="T6">5</text:span></text:p>
          </text:deletion>
        </text:changed-region>
        <text:changed-region xml:id="ct423786384" text:id="ct423786384">
          <text:deletion>
            <office:change-info>
              <dc:creator>Wiebke Oeltjen</dc:creator>
              <dc:date>2017-05-30T17:05:00</dc:date>
            </office:change-info>
            <text:p text:style-name="P2"><text:span text:style-name="T6">6</text:span></text:p>
          </text:deletion>
        </text:changed-region>
        <text:changed-region xml:id="ct423787224" text:id="ct423787224">
          <text:deletion>
            <office:change-info>
              <dc:creator>Wiebke Oeltjen</dc:creator>
              <dc:date>2019-01-24T12:01:00</dc:date>
            </office:change-info>
            <text:p text:style-name="P2"><text:span text:style-name="T6">.</text:span></text:p>
          </text:deletion>
        </text:changed-region>
        <text:changed-region xml:id="ct423786744" text:id="ct423786744">
          <text:deletion>
            <office:change-info>
              <dc:creator>Unbekannter Autor</dc:creator>
              <dc:date>2016-01-21T17:29:00</dc:date>
            </office:change-info>
            <text:p text:style-name="P2"><text:span text:style-name="T6">0</text:span></text:p>
          </text:deletion>
        </text:changed-region>
        <text:changed-region xml:id="ct423785784" text:id="ct423785784">
          <text:deletion>
            <office:change-info>
              <dc:creator>Unbekannter Autor</dc:creator>
              <dc:date>2015-08-13T11:45:00</dc:date>
            </office:change-info>
            <text:p text:style-name="P2"><text:span text:style-name="T6">2</text:span></text:p>
          </text:deletion>
        </text:changed-region>
        <text:changed-region xml:id="ct423785664" text:id="ct423785664">
          <text:deletion>
            <office:change-info>
              <dc:creator>Wiebke Oeltjen</dc:creator>
              <dc:date>2017-02-02T15:45:00</dc:date>
            </office:change-info>
            <text:p text:style-name="P2"><text:span text:style-name="T6">0</text:span></text:p>
          </text:deletion>
        </text:changed-region>
        <text:changed-region xml:id="ct423786504" text:id="ct423786504">
          <text:deletion>
            <office:change-info>
              <dc:creator>Wiebke Oeltjen</dc:creator>
              <dc:date>2016-07-19T12:49:00</dc:date>
            </office:change-info>
            <text:p text:style-name="P2"><text:span text:style-name="T6">2</text:span></text:p>
          </text:deletion>
        </text:changed-region>
        <text:changed-region xml:id="ct423787344" text:id="ct423787344">
          <text:insertion>
            <office:change-info>
              <dc:creator>Wiebke Oeltjen</dc:creator>
              <dc:date>2019-01-24T12:01:00</dc:date>
            </office:change-info>
          </text:insertion>
        </text:changed-region>
        <text:changed-region xml:id="ct350373192" text:id="ct350373192">
          <text:deletion>
            <office:change-info>
              <dc:creator>Wiebke Oeltjen</dc:creator>
              <dc:date>2017-05-11T18:06:00</dc:date>
            </office:change-info>
            <text:p text:style-name="P4">Windows, Unix, Linux, Mac OS X</text:p>
          </text:deletion>
        </text:changed-region>
        <text:changed-region xml:id="ct350373312" text:id="ct350373312">
          <text:insertion>
            <office:change-info>
              <dc:creator>Wiebke Oeltjen</dc:creator>
              <dc:date>2017-05-11T18:06:00</dc:date>
            </office:change-info>
          </text:insertion>
        </text:changed-region>
        <text:changed-region xml:id="ct350373432" text:id="ct350373432">
          <text:deletion>
            <office:change-info>
              <dc:creator>Unbekannter Autor</dc:creator>
              <dc:date>2015-08-13T12:26:00</dc:date>
            </office:change-info>
            <text:p text:style-name="P5">A</text:p>
          </text:deletion>
        </text:changed-region>
        <text:changed-region xml:id="ct350373552" text:id="ct350373552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350373672" text:id="ct350373672">
          <text:deletion>
            <office:change-info>
              <dc:creator>Unbekannter Autor</dc:creator>
              <dc:date>2015-08-13T12:26:00</dc:date>
            </office:change-info>
            <text:p text:style-name="P5">S</text:p>
          </text:deletion>
        </text:changed-region>
        <text:changed-region xml:id="ct350373792" text:id="ct350373792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350373912" text:id="ct350373912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350374032" text:id="ct350374032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350374152" text:id="ct350374152">
          <text:deletion>
            <office:change-info>
              <dc:creator>Unbekannter Autor</dc:creator>
              <dc:date>2015-08-13T12:27:00</dc:date>
            </office:change-info>
            <text:p text:style-name="P5"><text:s/>(is <text:s/>included)</text:p>
          </text:deletion>
        </text:changed-region>
        <text:changed-region xml:id="ct350374272" text:id="ct350374272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350374392" text:id="ct350374392">
          <text:deletion>
            <office:change-info>
              <dc:creator>Wiebke Oeltjen</dc:creator>
              <dc:date>2016-07-19T12:49:00</dc:date>
            </office:change-info>
            <text:p text:style-name="P5"><text:span text:style-name="T6">7</text:span></text:p>
          </text:deletion>
        </text:changed-region>
        <text:changed-region xml:id="ct350374512" text:id="ct350374512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350374632" text:id="ct350374632">
          <text:deletion>
            <office:change-info>
              <dc:creator>Wiebke Oeltjen</dc:creator>
              <dc:date>2016-07-19T13:21:00</dc:date>
            </office:change-info>
            <text:p text:style-name="P5">,</text:p>
          </text:deletion>
        </text:changed-region>
        <text:changed-region xml:id="ct350374752" text:id="ct350374752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350374872" text:id="ct350374872">
          <text:deletion>
            <office:change-info>
              <dc:creator>Wiebke Oeltjen</dc:creator>
              <dc:date>2016-07-19T13:22:00</dc:date>
            </office:change-info>
            <text:p text:style-name="P5"><text:s/></text:p>
          </text:deletion>
        </text:changed-region>
        <text:changed-region xml:id="ct350374992" text:id="ct350374992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350375112" text:id="ct350375112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350375232" text:id="ct350375232">
          <text:deletion>
            <office:change-info>
              <dc:creator>Wiebke Oeltjen</dc:creator>
              <dc:date>2017-05-12T13:49:00</dc:date>
            </office:change-info>
            <text:p text:style-name="P5"><text:span text:style-name="T7">Apache Ant, </text:span></text:p>
          </text:deletion>
        </text:changed-region>
        <text:changed-region xml:id="ct350375352" text:id="ct350375352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350375472" text:id="ct350375472">
          <text:deletion>
            <office:change-info>
              <dc:creator>Wiebke Oeltjen</dc:creator>
              <dc:date>2017-05-12T13:49:00</dc:date>
            </office:change-info>
            <text:p text:style-name="P5"><text:span text:style-name="T7">, SVN client </text:span></text:p>
          </text:deletion>
        </text:changed-region>
        <text:changed-region xml:id="ct350375592" text:id="ct350375592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350375712" text:id="ct350375712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350407736" text:id="ct350407736">
          <text:insertion>
            <office:change-info>
              <dc:creator>Wiebke Oeltjen</dc:creator>
              <dc:date>2017-05-12T13:48:00</dc:date>
            </office:change-info>
          </text:insertion>
        </text:changed-region>
        <text:changed-region xml:id="ct350407856" text:id="ct350407856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350407976" text:id="ct350407976">
          <text:deletion>
            <office:change-info>
              <dc:creator>Wiebke Oeltjen</dc:creator>
              <dc:date>2017-05-11T17:54:00</dc:date>
            </office:change-info>
            <text:p text:style-name="P6"/>
            <text:p text:style-name="P6"><text:span text:style-name="T8">Example</text:span> application:<text:tab/><text:span text:style-name="T9">MIR</text:span><text:span text:style-name="T10">, </text:span><text:span text:style-name="T11">that is the </text:span><text:span text:style-name="T12">M</text:span><text:span text:style-name="T13">ODS</text:span><text:span text:style-name="T12"> Institutional Repository, </text:span>http://mycore.<text:span text:style-name="T3">org</text:span>/<text:span text:style-name="T14">mir</text:span> </text:p>
          </text:deletion>
        </text:changed-region>
        <text:changed-region xml:id="ct350408096" text:id="ct350408096">
          <text:insertion>
            <office:change-info>
              <dc:creator>Wiebke Oeltjen</dc:creator>
              <dc:date>2017-05-12T14:03:00</dc:date>
            </office:change-info>
          </text:insertion>
        </text:changed-region>
        <text:changed-region xml:id="ct350408216" text:id="ct350408216">
          <text:deletion>
            <office:change-info>
              <dc:creator>Wiebke Oeltjen</dc:creator>
              <dc:date>2017-02-02T16:38:00</dc:date>
            </office:change-info>
            <text:p text:style-name="P7"><text:span text:style-name="T15">handle</text:span></text:p>
          </text:deletion>
        </text:changed-region>
        <text:changed-region xml:id="ct350408336" text:id="ct350408336">
          <text:insertion>
            <office:change-info>
              <dc:creator>Wiebke Oeltjen</dc:creator>
              <dc:date>2017-02-02T16:38:00</dc:date>
            </office:change-info>
          </text:insertion>
        </text:changed-region>
        <text:changed-region xml:id="ct350408456" text:id="ct350408456">
          <text:deletion>
            <office:change-info>
              <dc:creator>Wiebke Oeltjen</dc:creator>
              <dc:date>2017-05-12T13:51:00</dc:date>
            </office:change-info>
            <text:p text:style-name="P7"><text:span text:style-name="T16"><text:s/></text:span></text:p>
          </text:deletion>
        </text:changed-region>
        <text:changed-region xml:id="ct350408576" text:id="ct350408576">
          <text:insertion>
            <office:change-info>
              <dc:creator>Wiebke Oeltjen</dc:creator>
              <dc:date>2017-05-12T13:51:00</dc:date>
            </office:change-info>
          </text:insertion>
        </text:changed-region>
        <text:changed-region xml:id="ct350408696" text:id="ct350408696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350408936" text:id="ct350408936">
          <text:insertion>
            <office:change-info>
              <dc:creator>Wiebke Oeltjen</dc:creator>
              <dc:date>2017-05-11T17:57:00</dc:date>
            </office:change-info>
          </text:insertion>
        </text:changed-region>
        <text:changed-region xml:id="ct350409056" text:id="ct350409056">
          <text:insertion>
            <office:change-info>
              <dc:creator>Wiebke Oeltjen</dc:creator>
              <dc:date>2017-05-11T17:58:00</dc:date>
            </office:change-info>
          </text:insertion>
        </text:changed-region>
        <text:changed-region xml:id="ct350409296" text:id="ct350409296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350409416" text:id="ct350409416">
          <text:insertion>
            <office:change-info>
              <dc:creator>Wiebke Oeltjen</dc:creator>
              <dc:date>2017-05-12T14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draw:frame draw:style-name="fr1" draw:name="Grafik1" text:anchor-type="paragraph" svg:x="12.467cm" svg:y="-0.339cm" svg:width="4.5cm" svg:height="1.06cm" draw:z-index="0"><draw:image xlink:href="Pictures/10000000000000AA00000028372DFADD063DC3F7.png" xlink:type="simple" xlink:show="embed" xlink:actuate="onLoad"/></draw:frame>MyCoRe data sheet </text:h>
      <text:p text:style-name="P2">MyCoRe:<text:tab/><text:span text:style-name="T24">My</text:span> <text:span text:style-name="T24">Co</text:span>ntent <text:span text:style-name="T24">Re</text:span>pository ['maɪkɔːr]</text:p>
      <text:p text:style-name="P1">License:<text:tab/><text:span text:style-name="T24">Open Source Software</text:span><text:change-start text:change-id="ct345900328"/><text:span text:style-name="T28">, </text:span><text:span text:style-name="T56">licensed</text:span><text:span text:style-name="T28"> under </text:span><text:span text:style-name="T2">the </text:span><text:change-end text:change-id="ct345900328"/><text:change text:change-id="ct345900568"/><text:span text:style-name="T16">GNU General Public License</text:span> (GPL) </text:p>
      <text:p text:style-name="P2">Developers:<text:tab/><text:change-start text:change-id="ct165409424"/><text:span text:style-name="T27">The </text:span><text:change-end text:change-id="ct165409424"/><text:span text:style-name="T24">MyCoRe Community</text:span></text:p>
      <text:p text:style-name="P2">Website: <text:tab/><text:span text:style-name="T24">http://www.mycore.org</text:span></text:p>
      <text:p text:style-name="P2">Type:<text:tab/>Web application for <text:change text:change-id="ct165407504"/><text:change-start text:change-id="ct165412080"/><text:span text:style-name="T4">d</text:span><text:change-end text:change-id="ct165412080"/>igital <text:change text:change-id="ct164661096"/><text:change-start text:change-id="ct350367672"/><text:span text:style-name="T4">l</text:span><text:change-end text:change-id="ct350367672"/>ibraries, <text:change text:change-id="ct350367792"/><text:change-start text:change-id="ct350367912"/><text:span text:style-name="T4">c</text:span><text:change-end text:change-id="ct350367912"/>ontent <text:change text:change-id="ct350368032"/><text:change-start text:change-id="ct350368152"/><text:span text:style-name="T4">m</text:span><text:change-end text:change-id="ct350368152"/>anagement, <text:line-break/><text:tab/><text:change text:change-id="ct350368272"/><text:change-start text:change-id="ct350368392"/><text:span text:style-name="T4">d</text:span><text:change-end text:change-id="ct350368392"/>ocument <text:change text:change-id="ct350368512"/><text:change-start text:change-id="ct350368632"/><text:span text:style-name="T4">m</text:span><text:change-end text:change-id="ct350368632"/>anagement, <text:change text:change-id="ct350368752"/><text:change-start text:change-id="ct350368992"/><text:span text:style-name="T4">d</text:span><text:change-end text:change-id="ct350368992"/>ocument server, <text:change text:change-id="ct350369112"/><text:change-start text:change-id="ct350369232"/><text:span text:style-name="T4">p</text:span><text:change-end text:change-id="ct350369232"/>ublication server, <text:line-break/><text:tab/><text:change text:change-id="ct350369352"/><text:change-start text:change-id="ct350369472"/><text:span text:style-name="T3">d</text:span><text:change-end text:change-id="ct350369472"/><text:span text:style-name="T3">igital </text:span><text:change text:change-id="ct350369592"/><text:change-start text:change-id="ct350369712"/><text:span text:style-name="T3">a</text:span><text:change-end text:change-id="ct350369712"/>rchiv<text:change-start text:change-id="ct350369832"/><text:span text:style-name="T4">ing</text:span><text:change-end text:change-id="ct350369832"/><text:change text:change-id="ct350369952"/><text:change-start text:change-id="ct350368872"/><text:span text:style-name="T4"> solution</text:span><text:change-end text:change-id="ct350368872"/>, <text:change text:change-id="ct350370072"/><text:change-start text:change-id="ct350370192"/><text:span text:style-name="T4">i</text:span><text:change-end text:change-id="ct350370192"/>nstitutional <text:change text:change-id="ct350370312"/><text:change-start text:change-id="ct350370432"/><text:span text:style-name="T4">r</text:span><text:change-end text:change-id="ct350370432"/>epositories</text:p>
      <text:p text:style-name="P2">Language:<text:tab/>Language of MyCoRe application is <text:change text:change-id="ct350370672"/><text:change-start text:change-id="ct350370792"/><text:span text:style-name="T4">configurable</text:span><text:change-end text:change-id="ct350370792"/>, documentation is German</text:p>
      <text:p text:style-name="P3">LTS Release:<text:tab/>201<text:change text:change-id="ct350371032"/><text:change text:change-id="ct350370912"/><text:change-start text:change-id="ct350371152"/><text:span text:style-name="T5">8</text:span><text:change-end text:change-id="ct350371152"/>.0<text:change text:change-id="ct350371392"/><text:change text:change-id="ct350371272"/><text:change-start text:change-id="ct350371512"/><text:span text:style-name="T5">6</text:span><text:change-end text:change-id="ct350371512"/><text:change text:change-id="ct350371632"/><text:change-start text:change-id="ct350371752"/><text:span text:style-name="T5">.0</text:span><text:change-end text:change-id="ct350371752"/><text:change-start text:change-id="ct350371872"/><text:span text:style-name="T5">.1</text:span><text:change-end text:change-id="ct350371872"/><text:change-start text:change-id="ct350371992"/><text:span text:style-name="T5"> </text:span><text:change-end text:change-id="ct350371992"/>(<text:span text:style-name="T16">long term release</text:span>)</text:p>
      <text:p text:style-name="P17">Version:<text:tab/><text:change text:change-id="ct423786984"/><text:change text:change-id="ct423786264"/><text:change text:change-id="ct423786384"/><text:change text:change-id="ct423787224"/><text:change text:change-id="ct423786744"/><text:change text:change-id="ct423785784"/><text:change text:change-id="ct423785664"/><text:change text:change-id="ct423786504"/><text:change-start text:change-id="ct423787344"/><text:span text:style-name="T62">2018.11</text:span><text:change-end text:change-id="ct423787344"/></text:p>
      <text:p text:style-name="P4">Operating system:<text:tab/><text:change text:change-id="ct350373192"/><text:change-start text:change-id="ct350373312"/>Linux, Mac OS X, Unix, Windows<text:change-end text:change-id="ct350373312"/></text:p>
      <text:p text:style-name="P5">System requirements:<text:tab/>Web <text:change text:change-id="ct350373432"/><text:change-start text:change-id="ct350373552"/><text:span text:style-name="T4">a</text:span><text:change-end text:change-id="ct350373552"/>pplication <text:change text:change-id="ct350373672"/><text:change-start text:change-id="ct350373792"/><text:span text:style-name="T4">s</text:span><text:change-end text:change-id="ct350373792"/>erver: <text:change-start text:change-id="ct350373912"/><text:line-break/><text:change-end text:change-id="ct350373912"/>Apache Tomcat, Jetty or <text:span text:style-name="T8">comparable web server</text:span><text:change-start text:change-id="ct350374032"/><text:span text:style-name="T8">, </text:span>Version 3.1<text:change-end text:change-id="ct350374032"/><text:line-break/>Database: <text:span text:style-name="T8">PostgreSQL, </text:span>MySQL, Oracle, IBM DB2, HSQLDB<text:change text:change-id="ct350374152"/> or other relational database management system<text:change-start text:change-id="ct350374272"/>, <text:span text:style-name="T57">that works with hibernate</text:span><text:change-end text:change-id="ct350374272"/><text:line-break/>Java <text:change text:change-id="ct350374392"/><text:change-start text:change-id="ct350374512"/><text:span text:style-name="T6">8</text:span><text:change-end text:change-id="ct350374512"/> SDK<text:change text:change-id="ct350374632"/><text:change-start text:change-id="ct350374752"/> <text:change-end text:change-id="ct350374752"/><text:change text:change-id="ct350374872"/><text:change-start text:change-id="ct350374992"/><text:span text:style-name="T7">and for development</text:span><text:change-end text:change-id="ct350374992"/><text:change-start text:change-id="ct350375112"/><text:span text:style-name="T7">: </text:span><text:change-end text:change-id="ct350375112"/><text:change text:change-id="ct350375232"/><text:span text:style-name="T7">Maven</text:span><text:change-start text:change-id="ct350375352"/><text:span text:style-name="T7"> </text:span><text:change-end text:change-id="ct350375352"/><text:change text:change-id="ct350375472"/><text:change-start text:change-id="ct350375592"/><text:span text:style-name="T7">and Git</text:span><text:change-end text:change-id="ct350375592"/><text:change-start text:change-id="ct350375712"/><text:line-break/><text:span text:style-name="T58">Solr-Server</text:span><text:change-end text:change-id="ct350375712"/></text:p>
      <text:p text:style-name="P6">Download:<text:tab/><text:span text:style-name="T51">http://mycore.org/download/</text:span><text:change-start text:change-id="ct350407736"/><text:span text:style-name="T51"> </text:span><text:change-end text:change-id="ct350407736"/><text:change-start text:change-id="ct350407856"/><text:span text:style-name="T51">and https://github.com/MyCoRe-Org</text:span><text:change-end text:change-id="ct350407856"/><text:span text:style-name="T51"><text:line-break/>http://mycore.de/documentation/getting_started/mir.html</text:span><text:change text:change-id="ct350407976"/></text:p>
      <text:p text:style-name="P7">Functionality:<text:tab/><text:span text:style-name="T52">The </text:span>MyCoRe <text:span text:style-name="T52">framework</text:span> provides functionality of <text:span text:style-name="T53">information repositories </text:span>and publication servers. Own web applications can be developed with MyCoRe by configurations and adjustments in XML, XSL <text:span text:style-name="T49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50"> An integrated viewing tool is provided for displaying images or high-resolution illustrations. </text:span>Standards are supported for metadata (like <text:span text:style-name="T44">MODS</text:span>) and for classifications (e.g. <text:span text:style-name="T16">Dewey Decimal Classification</text:span><text:span text:style-name="T43"> DDC</text:span>). Metadata models are adaptable and ex<text:change-start text:change-id="ct350408096"/><text:span text:style-name="T61">­</text:span><text:change-end text:change-id="ct350408096"/>pandable. Persistent identifiers (URN, <text:change text:change-id="ct350408216"/><text:change-start text:change-id="ct350408336"/><text:span text:style-name="T15">DOI</text:span><text:change-end text:change-id="ct350408336"/>) assure permanent access to the data. Interfaces to other systems are supported such as the <text:span text:style-name="T16">Open Archives</text:span><text:change text:change-id="ct350408456"/><text:change-start text:change-id="ct350408576"/><text:span text:style-name="T16"> </text:span><text:change-end text:change-id="ct350408576"/><text:span text:style-name="T16">Initiative Protocol for Metadata Harvesting</text:span> (OAI-PMH), the <text:span text:style-name="T16">Simple Web-service Offering Repository Deposit</text:span> (SWORD), <text:span text:style-name="T15">REST</text:span> or search engine robots. Access to MyCoRe applications can be controlled by user and rights management <text:span text:style-name="T54">with LDAP or shibboleth. </text:span><text:span text:style-name="T16">Access Control Lists</text:span> (ACL)<text:span text:style-name="T54"> </text:span>specif<text:span text:style-name="T54">y </text:span>what operations are allowed to be performed on <text:span text:style-name="T55">metadata or </text:span>objects.<text:change-start text:change-id="ct350408696"/></text:p>
      <text:p text:style-name="P13"><text:span text:style-name="T59">A</text:span>pplication:<text:tab/><text:span text:style-name="T9">MIR</text:span><text:span text:style-name="T10">, </text:span><text:span text:style-name="T11">the </text:span><text:span text:style-name="T12">M</text:span><text:span text:style-name="T13">ODS</text:span><text:span text:style-name="T12"> Institutional Repository </text:span><text:span text:style-name="T47">is based on the</text:span><text:span text:style-name="T45"> MyCoRe </text:span><text:span text:style-name="T47">f</text:span><text:span text:style-name="T45">rame</text:span><text:span text:style-name="T47">­</text:span><text:span text:style-name="T45">work. </text:span><text:span text:style-name="T47">This </text:span><text:change-end text:change-id="ct350408696"/><text:change-start text:change-id="ct350408936"/><text:span text:style-name="T47">out-of-the-box software solution </text:span><text:change-end text:change-id="ct350408936"/><text:change-start text:change-id="ct350409056"/><text:span text:style-name="T47">is </text:span><text:change-end text:change-id="ct350409056"/><text:change-start text:change-id="ct350409296"/><text:span text:style-name="T47">ready for installation and use.</text:span><text:span text:style-name="T45"> </text:span><text:span text:style-name="T48">Test the demo </text:span><text:span text:style-name="T47">version</text:span><text:span text:style-name="T46">:</text:span><text:span text:style-name="T12"> </text:span><text:span text:style-name="T60">http://mycore.org/mir</text:span><text:change-end text:change-id="ct350409296"/><text:change-start text:change-id="ct350409416"/><text:span text:style-name="T60"><text:line-break/>For more sample applications, see http://www.mycore.de/applications/list.html</text:span><text:change-end text:change-id="ct3504094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1b802b"/>
    </style:style>
    <style:style style:name="MT5" style:family="text">
      <style:text-properties fo:color="#4c4c4c" officeooo:rsid="0023de15"/>
    </style:style>
    <style:style style:name="MT6" style:family="text">
      <style:text-properties fo:color="#4c4c4c" officeooo:rsid="003fa6fa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65903592" text:id="ct165903592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165411480" text:id="ct165411480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4">5</text:span></text:p>
            </text:deletion>
          </text:changed-region>
          <text:changed-region xml:id="ct165411840" text:id="ct165411840">
            <text:deletion>
              <office:change-info>
                <dc:creator>Wiebke Oeltjen</dc:creator>
                <dc:date>2017-02-02T15:45:00</dc:date>
              </office:change-info>
              <text:p text:style-name="Footer"><text:span text:style-name="MT5">6</text:span></text:p>
            </text:deletion>
          </text:changed-region>
          <text:changed-region xml:id="ct423785064" text:id="ct423785064">
            <text:insertion>
              <office:change-info>
                <dc:creator>Wiebke Oeltjen</dc:creator>
                <dc:date>2019-01-24T12:00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165903592"/><text:span text:style-name="MT1"> </text:span><text:span text:style-name="MT3">®</text:span><text:change-end text:change-id="ct165903592"/><text:span text:style-name="MT1">, 201</text:span><text:change text:change-id="ct165411480"/><text:change text:change-id="ct165411840"/><text:change-start text:change-id="ct423785064"/><text:span text:style-name="MT6">9</text:span><text:change-end text:change-id="ct42378506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9-01-24T12:02:07.218000000</dc:date>
    <meta:editing-duration>PT21H22M44S</meta:editing-duration>
    <meta:editing-cycles>85</meta:editing-cycles>
    <meta:generator>LibreOffice/5.1.6.2$Windows_x86 LibreOffice_project/07ac168c60a517dba0f0d7bc7540f5afa45f0909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5" meta:word-count="362" meta:character-count="2774" meta:non-whitespace-character-count="2416"/>
    <meta:user-defined meta:name="Info 1"/>
    <meta:user-defined meta:name="Info 2"/>
    <meta:user-defined meta:name="Info 3"/>
    <meta:user-defined meta:name="Info 4"/>
  </office:meta>
</office:document-meta>
</file>